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1496769" officeooo:paragraph-rsid="013949c9"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2"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13949c9" officeooo:paragraph-rsid="013949c9"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3"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13949c9" officeooo:paragraph-rsid="006ea315"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16f7e37" officeooo:paragraph-rsid="016f7e37" fo:background-color="#ffffff" style:font-name-asian="Times New Roman1" style:font-size-asian="12pt" style:font-style-asian="normal" style:font-weight-asian="normal" style:font-name-complex="Times New Roman1" style:font-size-complex="12pt" style:font-style-complex="normal" style:font-weight-complex="normal"/>
    </style:style>
    <style:style style:name="P5"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13949c9" officeooo:paragraph-rsid="0179da36" fo:background-color="#ffff00" style:font-name-asian="Times New Roman1" style:font-size-asian="12pt" style:font-style-asian="normal" style:font-weight-asian="normal" style:font-name-complex="Times New Roman1" style:font-size-complex="12pt" style:font-style-complex="normal" style:font-weight-complex="normal"/>
    </style:style>
    <style:style style:name="P6"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13949c9" officeooo:paragraph-rsid="006ea315" fo:background-color="#ffff00" style:font-name-asian="Times New Roman1" style:font-size-asian="12pt" style:font-style-asian="normal" style:font-weight-asian="normal" style:font-name-complex="Times New Roman1" style:font-size-complex="12pt" style:font-style-complex="normal" style:font-weight-complex="normal"/>
    </style:style>
    <style:style style:name="P7" style:family="paragraph" style:parent-style-name="Standard">
      <style:paragraph-properties fo:line-height="200%" fo:text-align="start" style:justify-single-word="false"/>
      <style:text-properties style:font-name="Times New Roman" fo:font-size="12pt" fo:language="en" fo:country="US" fo:font-style="normal" style:text-underline-style="none" fo:font-weight="normal" officeooo:rsid="013949c9" officeooo:paragraph-rsid="016568d3" fo:background-color="#ffff00" style:font-name-asian="Times New Roman1" style:font-size-asian="12pt" style:font-style-asian="normal" style:font-weight-asian="normal" style:font-name-complex="Times New Roman1" style:font-size-complex="12pt" style:font-style-complex="normal" style:font-weight-complex="normal"/>
    </style:style>
    <style:style style:name="P8" style:family="paragraph" style:parent-style-name="Standard">
      <style:paragraph-properties fo:line-height="200%" fo:text-align="start" style:justify-single-word="false"/>
      <style:text-properties style:font-name="Times New Roman" fo:font-size="10pt" fo:language="en" fo:country="US" fo:font-style="normal" style:text-underline-style="none" fo:font-weight="normal" officeooo:rsid="016f7e37" officeooo:paragraph-rsid="016f7e37" fo:background-color="#ffffff" style:font-name-asian="Times New Roman1" style:font-size-asian="10pt" style:font-style-asian="normal" style:font-weight-asian="normal" style:font-name-complex="Times New Roman1" style:font-size-complex="10pt" style:font-style-complex="normal" style:font-weight-complex="normal"/>
    </style:style>
    <style:style style:name="P9" style:family="paragraph" style:parent-style-name="Standard">
      <style:paragraph-properties fo:line-height="200%" fo:text-align="start" style:justify-single-word="false"/>
      <style:text-properties officeooo:paragraph-rsid="0179da36"/>
    </style:style>
    <style:style style:name="P10" style:family="paragraph" style:parent-style-name="Standard">
      <style:paragraph-properties fo:margin-top="0in" fo:margin-bottom="0in" loext:contextual-spacing="false" fo:line-height="100%" fo:text-align="start" style:justify-single-word="false"/>
      <style:text-properties style:font-name="Times New Roman" fo:font-size="10pt" fo:language="en" fo:country="US" fo:font-style="normal" style:text-underline-style="none" fo:font-weight="normal" officeooo:rsid="016f7e37" officeooo:paragraph-rsid="016f7e37" fo:background-color="#ffffff" style:font-name-asian="Times New Roman1" style:font-size-asian="10pt" style:font-style-asian="normal" style:font-weight-asian="normal" style:font-name-complex="Times New Roman1" style:font-size-complex="10pt" style:font-style-complex="normal" style:font-weight-complex="normal"/>
    </style:style>
    <style:style style:name="P11" style:family="paragraph" style:parent-style-name="Standard">
      <style:paragraph-properties fo:margin-top="0in" fo:margin-bottom="0in" loext:contextual-spacing="false" fo:line-height="100%" fo:text-align="start" style:justify-single-word="false"/>
      <style:text-properties style:font-name="Times New Roman" fo:font-size="10pt" fo:language="en" fo:country="US" fo:font-style="normal" style:text-underline-style="solid" style:text-underline-width="auto" style:text-underline-color="font-color" fo:font-weight="bold" officeooo:rsid="016f7e37" officeooo:paragraph-rsid="016f7e37" fo:background-color="#ffffff" style:font-name-asian="Times New Roman1" style:font-size-asian="10pt" style:font-style-asian="normal" style:font-weight-asian="bold" style:font-name-complex="Times New Roman1" style:font-size-complex="10pt" style:font-style-complex="normal" style:font-weight-complex="bold"/>
    </style:style>
    <style:style style:name="T1" style:family="text">
      <style:text-properties style:font-name="Times New Roman" fo:font-size="12pt" fo:language="en" fo:country="US" fo:font-style="normal" style:text-underline-style="none" fo:font-weight="normal" officeooo:rsid="013949c9" fo:background-color="#ffffff"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2" style:family="text">
      <style:text-properties style:font-name="Times New Roman" fo:font-size="12pt" fo:language="en" fo:country="US" fo:font-style="normal" style:text-underline-style="none" fo:font-weight="normal" officeooo:rsid="013949c9"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3" style:family="text">
      <style:text-properties style:font-name="Times New Roman" fo:font-size="12pt" fo:language="en" fo:country="US" fo:font-style="normal" style:text-underline-style="none" fo:font-weight="normal" officeooo:rsid="0179da36" fo:background-color="transparent" loext:char-shading-value="0" style:font-name-asian="Times New Roman1" style:font-size-asian="12pt" style:font-style-asian="normal" style:font-weight-asian="normal" style:font-name-complex="Times New Roman1" style:font-size-complex="12pt" style:font-style-complex="normal" style:font-weight-complex="normal"/>
    </style:style>
    <style:style style:name="T4" style:family="text">
      <style:text-properties style:font-name="Times New Roman" fo:font-size="12pt" fo:language="en" fo:country="US" fo:font-style="normal" style:text-underline-style="none" fo:font-weight="bold" officeooo:rsid="013949c9" fo:background-color="transparent" loext:char-shading-value="0" style:font-name-asian="Times New Roman1" style:font-size-asian="12pt" style:font-style-asian="normal" style:font-weight-asian="bold" style:font-name-complex="Times New Roman1" style:font-size-complex="12pt" style:font-style-complex="normal" style:font-weight-complex="bold"/>
    </style:style>
    <style:style style:name="T5" style:family="text">
      <style:text-properties style:font-name="Times New Roman" fo:font-size="12pt" fo:language="en" fo:country="US" fo:font-style="normal" style:text-underline-style="none" fo:font-weight="bold" officeooo:rsid="0179da36" fo:background-color="transparent" loext:char-shading-value="0" style:font-name-asian="Times New Roman1" style:font-size-asian="12pt" style:font-style-asian="normal" style:font-weight-asian="bold" style:font-name-complex="Times New Roman1" style:font-size-complex="12pt" style:font-style-complex="normal" style:font-weight-complex="bold"/>
    </style:style>
    <style:style style:name="T6" style:family="text">
      <style:text-properties style:font-name="Times New Roman" fo:font-size="12pt" fo:language="en" fo:country="US" fo:font-style="normal" style:text-underline-style="solid" style:text-underline-type="double" style:text-underline-width="auto" style:text-underline-color="font-color" fo:font-weight="bold" officeooo:rsid="013949c9" fo:background-color="transparent" loext:char-shading-value="0" style:font-name-asian="Times New Roman1" style:font-size-asian="12pt" style:font-style-asian="normal" style:font-weight-asian="bold" style:font-name-complex="Times New Roman1" style:font-size-complex="12pt" style:font-style-complex="normal" style:font-weight-complex="bold"/>
    </style:style>
    <style:style style:name="T7" style:family="text">
      <style:text-properties style:font-name="Times New Roman" fo:font-size="12pt" fo:language="en" fo:country="US" fo:font-style="normal" style:text-underline-style="solid" style:text-underline-type="double" style:text-underline-width="auto" style:text-underline-color="font-color" fo:font-weight="bold" officeooo:rsid="0179da36" fo:background-color="transparent" loext:char-shading-value="0" style:font-name-asian="Times New Roman1" style:font-size-asian="12pt" style:font-style-asian="normal" style:font-weight-asian="bold" style:font-name-complex="Times New Roman1" style:font-size-complex="12pt" style:font-style-complex="normal" style:font-weight-complex="bold"/>
    </style:style>
    <style:style style:name="T8" style:family="text"/>
    <style:style style:name="T9" style:family="text">
      <style:text-properties officeooo:rsid="0169edee"/>
    </style:style>
    <style:style style:name="T10" style:family="text">
      <style:text-properties fo:background-color="#ffffff" loext:char-shading-value="0"/>
    </style:style>
    <style:style style:name="T11" style:family="text">
      <style:text-properties fo:background-color="transparent" loext:char-shading-value="0"/>
    </style:style>
    <style:style style:name="T12" style:family="text">
      <style:text-properties fo:background-color="transparent" loext:char-shading-value="0"/>
    </style:style>
    <style:style style:name="T13" style:family="text">
      <style:text-properties fo:font-weight="bold" fo:background-color="transparent" loext:char-shading-value="0" style:font-weight-asian="bold" style:font-weight-complex="bold"/>
    </style:style>
    <style:style style:name="T14" style:family="text">
      <style:text-properties fo:font-weight="bold" officeooo:rsid="0179da36" fo:background-color="transparent" loext:char-shading-value="0" style:font-weight-asian="bold" style:font-weight-complex="bold"/>
    </style:style>
    <style:style style:name="T15" style:family="text">
      <style:text-properties officeooo:rsid="0179da3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Following the reading of chapters 7 and 8, answer the following questions:</text:p>
      <text:p text:style-name="P5"><text:span text:style-name="T8">4a.The author mentions the five information security objectives frameworks: Security architecture SABSA, CobiT, Capability Maturity Model ISO/IEC 27001/27002, </text:span><text:span text:style-name="T9">and</text:span><text:span text:style-name="T8"> National Cyber Security Summit Task Force Corporate Governance Framework. Research information about these frameworks, select three frameworks and describe them, then compare and contrast in detail the differences among the three selected.</text:span></text:p>
      <text:p text:style-name="P9"><text:span text:style-name="T2"><text:s/>(Hint: outline a minimum of seven areas, i.e </text:span><text:span text:style-name="T5">| </text:span><text:span text:style-name="T4">risk management </text:span><text:span text:style-name="T5">| </text:span><text:span text:style-name="T4">privacy and accountability <text:s text:c="13"/></text:span><text:span text:style-name="T5"><text:s/>| a</text:span><text:span text:style-name="T4">pplicable law &amp; regulation </text:span><text:span text:style-name="T5">| </text:span><text:span text:style-name="T4">security/CIA triad </text:span><text:span text:style-name="T5">| </text:span><text:span text:style-name="T4">organizational value </text:span><text:span text:style-name="T5">|</text:span><text:span text:style-name="T7"> </text:span><text:span text:style-name="T4">asset protection </text:span><text:span text:style-name="T5">| </text:span><text:span text:style-name="T4"><text:s/>audit </text:span><text:span text:style-name="T5">| | </text:span><text:span text:style-name="T4">leadership </text:span><text:span text:style-name="T5">|</text:span><text:span text:style-name="T4"> planning </text:span><text:span text:style-name="T5">| </text:span><text:span text:style-name="T4">performance </text:span><text:span text:style-name="T5">| </text:span><text:span text:style-name="T4">evaluation </text:span><text:span text:style-name="T5">| </text:span><text:span text:style-name="T4">improvement</text:span><text:span text:style-name="T2"> </text:span><text:span text:style-name="T3">|</text:span><text:span text:style-name="T2"> <text:s/></text:span><text:span text:style-name="T1"><text:s/></text:span></text:p>
      <text:p text:style-name="P4"/>
      <text:p text:style-name="P11">Cobit:</text:p>
      <text:p text:style-name="P10">I</text:p>
      <text:p text:style-name="P10">2</text:p>
      <text:p text:style-name="P10">3</text:p>
      <text:p text:style-name="P10">4</text:p>
      <text:p text:style-name="P10">5</text:p>
      <text:p text:style-name="P10">6</text:p>
      <text:p text:style-name="P10">7</text:p>
      <text:p text:style-name="P10"/>
      <text:p text:style-name="P11">Capability Maturity Model ISO/IEC 27001/27002:</text:p>
      <text:p text:style-name="P10">I</text:p>
      <text:p text:style-name="P10">2</text:p>
      <text:p text:style-name="P10">3</text:p>
      <text:p text:style-name="P10">4</text:p>
      <text:p text:style-name="P10">5</text:p>
      <text:p text:style-name="P10">6</text:p>
      <text:p text:style-name="P8">7</text:p>
      <text:p text:style-name="P11">National Cyber Security Summit Task Force Corporate Governance Framework:</text:p>
      <text:p text:style-name="P10">I</text:p>
      <text:p text:style-name="P10">2</text:p>
      <text:p text:style-name="P10">3</text:p>
      <text:p text:style-name="P10">4</text:p>
      <text:p text:style-name="P10">5</text:p>
      <text:p text:style-name="P10">6</text:p>
      <text:p text:style-name="P8">7</text:p>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Provide academic and/or industry references to support your answer.</text:p>
      <text:p text:style-name="P3"/>
      <text:p text:style-name="P6">4b.Review the six layers outlined in table 7.1. The SABSA model for security architecture development, page 51.Review the SABSA Matrices 2018 Release Notes: Analysis of Changes provided by Dr. Ramim in the post attachment.Select two layers of your choice and outline the specific matrix provided in page 7, Table2: SABSA Architecture Matrix™2018.Discuss how to apply the matrix and what should be measured across the six areas including assets, motivation, process, people, location, and time(Hint: for example, in the area of Contextual Architecture, assets can be measured by defining abc. Motivation should be measured by conducting xyz, and so on). *Articulate your answer in a logical manner.</text:p>
      <text:p text:style-name="P3"/>
      <text:p text:style-name="P6">4c.In this question repeat the same process for Table 3: SABSA Management Matrix™2018 provided on page 8. Express your answer for the same two layers that you selected above, indicate the managerial lens.</text:p>
      <text:p text:style-name="P3"/>
      <text:p text:style-name="P7"><text:soft-page-break/>4d.</text:p>
      <text:p text:style-name="P7">4dI. Define in your own words risk, business risk and cybersecurity risk using one of the five frameworks noted in question 4a.</text:p>
      <text:p text:style-name="P6"/>
      <text:p text:style-name="P6">4dII. Express how you should balance threat and opportunities for the benefit of the organization.</text:p>
      <text:p text:style-name="P6"/>
      <text:p text:style-name="P6">4dIII. Suggest how you would measure business risk and cybersecurity risk.</text:p>
      <text:p text:style-name="P3"/>
      <text:p text:style-name="P3">*Provide specific examples rather than a generic/vague answer.</text:p>
      <text:p text:style-name="P2"/>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ent-style-name="Standard" style:default-outline-level=""/>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0-18T21:33:58.634458317</meta:creation-date>
    <dc:date>2022-11-11T23:08:29.971833907</dc:date>
    <meta:editing-duration>PT5H5M38S</meta:editing-duration>
    <meta:editing-cycles>139</meta:editing-cycles>
    <meta:generator>LibreOffice/6.4.7.2$Linux_X86_64 LibreOffice_project/40$Build-2</meta:generator>
    <meta:document-statistic meta:table-count="0" meta:image-count="0" meta:object-count="0" meta:page-count="3" meta:paragraph-count="35" meta:word-count="347" meta:character-count="2235" meta:non-whitespace-character-count="1904"/>
  </office:meta>
</office:document-meta>
</file>